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draw:shadow="visibl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812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visible"/>
    </style:style>
    <style:style style:name="gr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1cm" svg:height="5.162cm" svg:x="14.5cm" svg:y="6.438cm">
          <text:p text:style-name="P1">M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measurelines" svg:x1="13.1cm" svg:y1="7.013cm" svg:x2="14.5cm" svg:y2="7.013cm">
          <text:p/>
        </draw:line>
        <draw:line draw:style-name="gr2" draw:text-style-name="P1" draw:layer="measurelines" svg:x1="13.099cm" svg:y1="10.994cm" svg:x2="14.499cm" svg:y2="10.994cm">
          <text:p/>
        </draw:line>
        <draw:line draw:style-name="gr2" draw:text-style-name="P1" draw:layer="measurelines" svg:x1="16.599cm" svg:y1="9.019cm" svg:x2="18.8cm" svg:y2="9cm">
          <text:p/>
        </draw:line>
        <draw:frame draw:style-name="gr3" draw:layer="measurelines" svg:width="7.2cm" svg:height="1.2cm" svg:x="11.5cm" svg:y="5.5cm">
          <draw:text-box>
            <text:p>[<text:span text:style-name="T1">MaxNodes</text:span>]<text:span text:style-name="T1">To.Mux.Tab</text:span></text:p>
          </draw:text-box>
        </draw:frame>
        <draw:frame draw:style-name="gr4" draw:layer="measurelines" svg:width="1.8cm" svg:height="1.062cm" svg:x="16.8cm" svg:y="7.838cm">
          <draw:text-box>
            <text:p>out</text:p>
          </draw:text-box>
        </draw:frame>
        <draw:line draw:style-name="gr2" draw:text-style-name="P1" draw:layer="layout" svg:x1="13.099cm" svg:y1="7.962cm" svg:x2="14.499cm" svg:y2="7.962cm">
          <text:p/>
        </draw:line>
        <draw:line draw:style-name="gr2" draw:text-style-name="P1" draw:layer="layout" svg:x1="13.098cm" svg:y1="9.011cm" svg:x2="14.498cm" svg:y2="9.011cm">
          <text:p/>
        </draw:line>
        <draw:line draw:style-name="gr2" draw:text-style-name="P1" draw:layer="layout" svg:x1="13.097cm" svg:y1="9.96cm" svg:x2="14.497cm" svg:y2="9.96cm">
          <text:p/>
        </draw:line>
        <draw:custom-shape draw:style-name="gr5" draw:text-style-name="P1" draw:layer="layout" svg:width="2cm" svg:height="2cm" svg:x="6cm" svg:y="5cm">
          <text:p text:style-name="P1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99cm" svg:y1="5.962cm" svg:x2="9.399cm" svg:y2="5.962cm">
          <text:p/>
        </draw:line>
        <draw:custom-shape draw:style-name="gr5" draw:text-style-name="P1" draw:layer="layout" svg:width="2cm" svg:height="2cm" svg:x="2.1cm" svg:y="7.999cm">
          <text:p text:style-name="P1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099cm" svg:y1="8.961cm" svg:x2="5.499cm" svg:y2="8.961cm">
          <text:p/>
        </draw:line>
        <draw:custom-shape draw:style-name="gr5" draw:text-style-name="P1" draw:layer="layout" svg:width="2cm" svg:height="2cm" svg:x="9.1cm" svg:y="7.998cm">
          <text:p text:style-name="P1">P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099cm" svg:y1="8.96cm" svg:x2="12.499cm" svg:y2="8.96cm">
          <text:p/>
        </draw:line>
        <draw:custom-shape draw:style-name="gr5" draw:text-style-name="P1" draw:layer="layout" svg:width="2cm" svg:height="2cm" svg:x="8cm" svg:y="11.897cm">
          <text:p text:style-name="P1">P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999cm" svg:y1="12.859cm" svg:x2="11.399cm" svg:y2="12.859cm">
          <text:p/>
        </draw:line>
        <draw:custom-shape draw:style-name="gr5" draw:text-style-name="P1" draw:layer="layout" svg:width="2cm" svg:height="2cm" svg:x="4cm" svg:y="11.896cm">
          <text:p text:style-name="P1">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999cm" svg:y1="12.858cm" svg:x2="7.399cm" svg:y2="12.858cm">
          <text:p/>
        </draw:line>
        <draw:line draw:style-name="gr6" draw:text-style-name="P1" draw:layer="layout" svg:x1="6.1cm" svg:y1="7cm" svg:x2="4.1cm" svg:y2="8.1cm">
          <text:p/>
        </draw:line>
        <draw:line draw:style-name="gr6" draw:text-style-name="P1" draw:layer="layout" svg:x1="3.2cm" svg:y1="10cm" svg:x2="4.2cm" svg:y2="12cm">
          <text:p/>
        </draw:line>
        <draw:line draw:style-name="gr6" draw:text-style-name="P1" draw:layer="layout" svg:x1="6cm" svg:y1="12.3cm" svg:x2="8.1cm" svg:y2="12.3cm">
          <text:p/>
        </draw:line>
        <draw:line draw:style-name="gr6" draw:text-style-name="P1" draw:layer="layout" svg:x1="9.8cm" svg:y1="12cm" svg:x2="10.5cm" svg:y2="10.1cm">
          <text:p/>
        </draw:line>
        <draw:line draw:style-name="gr6" draw:text-style-name="P1" draw:layer="layout" svg:x1="9.2cm" svg:y1="8.2cm" svg:x2="7.7cm" svg:y2="7.1cm">
          <text:p/>
        </draw:line>
        <draw:custom-shape draw:style-name="gr7" draw:text-style-name="P2" draw:layer="layout" svg:width="17.2cm" svg:height="10.9cm" svg:x="1.7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2.8cm" svg:height="0.962cm" svg:x="14.3cm" svg:y="4.2cm">
          <draw:text-box>
            <text:p text:style-name="P3">Sy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3-09-02T08:58:53</meta:creation-date>
    <dc:date>2013-09-02T10:31:32</dc:date>
    <dc:creator>Bernard </dc:creator>
    <meta:editing-duration>P0D</meta:editing-duration>
    <meta:editing-cycles>1</meta:editing-cycles>
    <meta:generator>LibreOffice/3.5$Linux_X86_64 LibreOffice_project/350m1$Build-2</meta:generator>
    <meta:document-statistic meta:object-count="26"/>
  </office:meta>
</office:document-meta>
</file>